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4.99mm"/>
    </style:style>
    <style:style style:name="co36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4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71"/>
          <table:covered-table-cell table:style-name="ce25"/>
          <table:table-cell table:style-name="ce2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5"/>
          <table:table-cell table:style-name="ce7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7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67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84"/>
          <table:table-cell table:style-name="ce6" office:value-type="string" calcext:value-type="string">
            <text:p>MOD-</text:p>
            <text:p>LITWA</text:p>
          </table:table-cell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3"/>
        <table:table-column table:style-name="co12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INFORM.</text:p>
            <text:p>DODATK.</text:p>
          </table:table-cell>
          <table:table-cell table:style-name="ce6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84"/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63"/>
        <table:table-column table:style-name="co7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9" table:default-cell-style-name="ce63"/>
        <table:table-column table:style-name="co9" table:number-columns-repeated="3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64"/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.</text:p>
            <text:p>W INT.</text:p>
            <text:p>PAP.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4" table:default-cell-style-name="ce63"/>
        <table:table-column table:style-name="co14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14" table:number-columns-repeated="3" table:default-cell-style-name="ce63"/>
        <table:table-column table:style-name="co8" table:number-columns-repeated="1009" table:default-cell-style-name="ce63"/>
        <table:table-row table:style-name="ro1">
          <table:table-cell table:style-name="ce4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79"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80"/>
          <table:table-cell table:style-name="ce81" table:number-columns-repeated="2"/>
          <table:table-cell table:style-name="ce82"/>
          <table:table-cell table:style-name="ce8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number-columns-repeated="2" table:style-name="ce15"/>
          <table:covered-table-cell table:style-name="ce75"/>
          <table:covered-table-cell table:number-columns-repeated="2" table:style-name="ce65"/>
          <table:covered-table-cell table:style-name="ce7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9" table:default-cell-style-name="ce63"/>
        <table:table-column table:style-name="co14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63"/>
        <table:table-column table:style-name="co30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8" table:default-cell-style-name="ce63"/>
        <table:table-column table:style-name="co1" table:default-cell-style-name="ce63"/>
        <table:table-column table:style-name="co8" table:number-columns-repeated="1009" table:default-cell-style-name="ce6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6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style-name="ce65"/>
          <table:covered-table-cell table:style-name="ce83"/>
          <table:covered-table-cell table:style-name="ce65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64" office:value-type="string" calcext:value-type="string">
            <text:p>MODLITWA</text:p>
            <text:p>SZKAPLE-</text:p>
            <text:p>RZA</text:p>
          </table:table-cell>
          <table:table-cell table:style-name="ce79"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89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40" table:number-columns-spanned="7" table:number-rows-spanned="1"/>
          <table:covered-table-cell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1" table:default-cell-style-name="ce63"/>
        <table:table-column table:style-name="co14" table:default-cell-style-name="ce63"/>
        <table:table-column table:style-name="co3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ITWA</text:p>
            <text:p>KOŃCO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33" table:default-cell-style-name="ce63"/>
        <table:table-column table:style-name="co22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8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. BIALI PATRONI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4" table:default-cell-style-name="ce63"/>
        <table:table-column table:style-name="co33" table:default-cell-style-name="ce63"/>
        <table:table-column table:style-name="co2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84" office:value-type="string" calcext:value-type="string" table:number-columns-spanned="2" table:number-rows-spanned="1">
            <text:p>MODLITWA</text:p>
            <text:p>RÓŻANIEC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default-cell-style-name="ce63"/>
        <table:table-column table:style-name="co35" table:default-cell-style-name="ce63"/>
        <table:table-column table:style-name="co9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84"/>
          <table:covered-table-cell table:style-name="ce6"/>
          <table:table-cell table:style-name="ce84" office:value-type="string" calcext:value-type="string">
            <text:p>WIEDZA</text:p>
          </table:table-cell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style-name="ce75"/>
          <table:covered-table-cell table:number-columns-repeated="2" table:style-name="ce4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61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<text:s/>PIOTR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NDRZ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JAKUB (WIĘK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FILIP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6" calcext:value-type="float">
            <text:p>6</text:p>
          </table:table-cell>
          <table:table-cell table:style-name="ce58" office:value-type="string" calcext:value-type="string" table:number-columns-spanned="7" table:number-rows-spanned="1">
            <text:p><text:s/>BARTŁOM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7" calcext:value-type="float">
            <text:p>7</text:p>
          </table:table-cell>
          <table:table-cell table:style-name="ce96" office:value-type="string" calcext:value-type="string" table:number-columns-spanned="7" table:number-rows-spanned="1">
            <text:p><text:s/>TOMA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8" calcext:value-type="float">
            <text:p>8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9" calcext:value-type="float">
            <text:p>9</text:p>
          </table:table-cell>
          <table:table-cell table:style-name="ce58" office:value-type="string" calcext:value-type="string" table:number-columns-spanned="7" table:number-rows-spanned="1">
            <text:p><text:s/>SZYMO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0" calcext:value-type="float">
            <text:p>10</text:p>
          </table:table-cell>
          <table:table-cell table:style-name="ce58" office:value-type="string" calcext:value-type="string" table:number-columns-spanned="7" table:number-rows-spanned="1">
            <text:p><text:s/>JAKUB (MNIEJ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1" calcext:value-type="float">
            <text:p>11</text:p>
          </table:table-cell>
          <table:table-cell table:style-name="ce58" office:value-type="string" calcext:value-type="string" table:number-columns-spanned="7" table:number-rows-spanned="1">
            <text:p><text:s/>JUDA TAD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2" calcext:value-type="float">
            <text:p>12</text:p>
          </table:table-cell>
          <table:table-cell table:style-name="ce58" office:value-type="string" calcext:value-type="string" table:number-columns-spanned="7" table:number-rows-spanned="1">
            <text:p><text:s/>MAC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1" office:value-type="string" calcext:value-type="string" table:number-columns-spanned="4" table:number-rows-spanned="1">
            <text:p>II</text:p>
          </table:table-cell>
          <table:covered-table-cell table:number-columns-repeated="3" table:style-name="ce61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/>
          <table:table-cell table:number-columns-repeated="4" table:style-name="ce10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style-name="ce15"/>
          <table:covered-table-cell table:number-columns-repeated="2" table:style-name="ce25"/>
          <table:covered-table-cell table:style-name="ce95"/>
          <table:covered-table-cell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75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number-columns-repeated="2" table:style-name="ce62"/>
          <table:covered-table-cell table:number-columns-repeated="3" table:style-name="ce7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17:30:56.6426279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6-06T17:38:22.866319701</dc:date>
    <dc:creator>Andrzej Precz</dc:creator>
    <meta:editing-duration>PT23H9M</meta:editing-duration>
    <meta:editing-cycles>429</meta:editing-cycles>
    <meta:document-statistic meta:table-count="26" meta:cell-count="889" meta:object-count="0"/>
  </office:meta>
</office:document-meta>
</file>